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8cm"/>
    </style:style>
    <style:style style:name="P1" style:family="paragraph">
      <style:text-properties fo:font-size="26pt" style:font-size-asian="36pt" style:font-size-complex="36pt"/>
    </style:style>
    <style:style style:name="P2" style:family="paragraph">
      <style:paragraph-properties fo:text-align="center"/>
    </style:style>
    <style:style style:name="P3" style:family="paragraph">
      <style:text-properties fo:font-size="28pt" style:font-size-asian="40pt" style:font-size-complex="40pt"/>
    </style:style>
    <style:style style:name="P4" style:family="paragraph">
      <style:text-properties fo:font-size="24pt" style:font-size-asian="32pt" style:font-size-complex="32pt"/>
    </style:style>
    <style:style style:name="T1" style:family="text">
      <style:text-properties fo:font-style="italic" style:font-style-asian="italic" style:font-style-complex="italic"/>
    </style:style>
    <style:style style:name="T2" style:family="text">
      <style:text-properties style:text-position="-33% 58%"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26pt" style:font-size-asian="36pt" style:font-size-complex="36pt"/>
    </style:style>
    <style:style style:name="T5" style:family="text">
      <style:text-properties style:font-name="Segoe UI4" fo:font-size="26pt" fo:font-style="italic" style:font-name-asian="Segoe UI4" style:font-size-asian="36pt" style:font-style-asian="italic" style:font-name-complex="Segoe UI4" style:font-size-complex="36pt" style:font-style-complex="italic"/>
    </style:style>
    <style:style style:name="T6" style:family="text">
      <style:text-properties style:text-position="-33% 58%" style:font-name="Segoe UI2" fo:font-size="26pt" fo:font-style="italic" style:font-name-asian="Segoe UI4" style:font-size-asian="36pt" style:font-style-asian="italic" style:font-name-complex="Segoe UI4" style:font-size-complex="36pt" style:font-style-complex="italic"/>
    </style:style>
    <style:style style:name="T7" style:family="text">
      <style:text-properties style:font-name="Segoe UI2" fo:font-size="26pt" fo:font-style="normal" style:font-name-asian="Segoe UI4" style:font-size-asian="36pt" style:font-style-asian="normal" style:font-name-complex="Segoe UI4" style:font-size-complex="36pt" style:font-style-complex="normal"/>
    </style:style>
    <style:style style:name="T8" style:family="text">
      <style:text-properties fo:font-weight="bold" style:font-weight-asian="bold" style:font-weight-complex="bold"/>
    </style:style>
    <style:style style:name="T9" style:family="text">
      <style:text-properties style:text-position="33% 58%" style:font-name="Calibri3" style:font-name-asian="Calibri3" style:font-name-complex="Calibri3"/>
    </style:style>
    <style:style style:name="T10" style:family="text">
      <style:text-properties style:text-position="-33% 58%"/>
    </style:style>
    <style:style style:name="T11" style:family="text">
      <style:text-properties style:text-position="-33% 58%" style:font-name="Segoe UI4" style:font-name-asian="Segoe UI4" style:font-name-complex="Segoe UI4"/>
    </style:style>
    <style:style style:name="T12" style:family="text">
      <style:text-properties style:text-position="0% 100%" style:font-name="Segoe UI4" style:font-name-asian="Segoe UI4" style:font-name-complex="Segoe UI4"/>
    </style:style>
    <style:style style:name="T13" style:family="text">
      <style:text-properties fo:font-size="28pt" style:font-size-asian="40pt" style:font-size-complex="40pt"/>
    </style:style>
    <style:style style:name="T14" style:family="text">
      <style:text-properties style:text-position="33% 58%"/>
    </style:style>
    <style:style style:name="T15" style:family="text">
      <style:text-properties fo:font-size="24pt" style:font-size-asian="32pt" style:font-size-complex="32pt"/>
    </style:style>
    <style:style style:name="T16" style:family="text">
      <style:text-properties fo:font-size="24pt" fo:font-style="italic" fo:font-weight="bold" style:font-size-asian="32pt" style:font-style-asian="italic" style:font-weight-asian="bold" style:font-size-complex="32pt" style:font-style-complex="italic" style:font-weight-complex="bold"/>
    </style:style>
    <style:style style:name="T17" style:family="text">
      <style:text-properties style:font-name="Segoe UI4" fo:font-size="24pt" style:font-name-asian="Segoe UI4" style:font-size-asian="32pt" style:font-name-complex="Segoe UI4" style:font-size-complex="32pt"/>
    </style:style>
    <style:style style:name="T18" style:family="text">
      <style:text-properties style:font-name="Segoe UI4" fo:font-size="24pt" fo:font-style="italic" fo:font-weight="bold" style:font-name-asian="Segoe UI4" style:font-size-asian="32pt" style:font-style-asian="italic" style:font-weight-asian="bold" style:font-name-complex="Segoe UI4" style:font-size-complex="3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gilt für die Werte der <text:span text:style-name="T1">Quantenzahl</text:span> <text:span text:style-name="T1">j</text:span> des Drehimpulses?</text:p>
          </draw:text-box>
        </draw:frame>
        <draw:frame presentation:style-name="pr2" draw:layer="layout" svg:width="25.199cm" svg:height="12.18cm" svg:x="1.4cm" svg:y="4.914cm" presentation:class="subtitle">
          <draw:text-box>
            <text:p>Sie können ganz- oder halbzahlig sei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elche Werte kann die <text:span text:style-name="T1">magnetische Quantenzahl</text:span> <text:span text:style-name="T1">m</text:span><text:span text:style-name="T2">j</text:span> annehmen?</text:p>
          </draw:text-box>
        </draw:frame>
        <draw:frame presentation:style-name="pr2" draw:layer="layout" svg:width="25.199cm" svg:height="12.18cm" svg:x="1.4cm" svg:y="4.914cm" presentation:class="subtitle">
          <draw:text-box>
            <text:p><text:span text:style-name="T1">m</text:span><text:span text:style-name="T2">j</text:span> = -<text:span text:style-name="T1">j</text:span>, -<text:span text:style-name="T1">j</text:span>+1, ... , +<text:span text:style-name="T1">j</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5" draw:layer="layout" svg:width="25.199cm" svg:height="3.506cm" svg:x="1.4cm" svg:y="0.837cm" presentation:class="title">
          <draw:text-box>
            <text:p>Was gilt für <text:span text:style-name="T1">j</text:span> und <text:span text:style-name="T1">m</text:span><text:span text:style-name="T2">j</text:span> im Fall des Bahndrehimpulses?</text:p>
          </draw:text-box>
        </draw:frame>
        <draw:frame presentation:style-name="pr6" draw:layer="layout" svg:width="25.199cm" svg:height="12.18cm" svg:x="1.4cm" svg:y="4.914cm" presentation:class="subtitle">
          <draw:text-box>
            <text:p><text:span text:style-name="T1">j</text:span> und damit auch <text:span text:style-name="T1">m</text:span><text:span text:style-name="T2">j</text:span> sind ganzzahlig</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5" draw:layer="layout" svg:width="25.199cm" svg:height="3.506cm" svg:x="1.4cm" svg:y="0.837cm" presentation:class="title">
          <draw:text-box>
            <text:p>Wie berechnet sich der (klassische) Drehimpuls?</text:p>
          </draw:text-box>
        </draw:frame>
        <draw:frame presentation:style-name="pr6" draw:layer="layout" svg:width="25.199cm" svg:height="12.18cm" svg:x="1.4cm" svg:y="4.914cm" presentation:class="subtitle">
          <draw:text-box>
            <text:p><text:span text:style-name="T3">L</text:span> = <text:span text:style-name="T3">r</text:span> x <text:span text:style-name="T3">p</text:span></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berechnen sich die Komponenten des Drehimpulses?</text:p>
          </draw:text-box>
        </draw:frame>
        <draw:frame presentation:style-name="pr2" draw:layer="layout" svg:width="25.199cm" svg:height="12.18cm" svg:x="1.4cm" svg:y="4.914cm" presentation:class="subtitle" presentation:user-transformed="true">
          <draw:text-box>
            <text:p><text:span text:style-name="T1">L</text:span><text:span text:style-name="T2">x</text:span> = <text:span text:style-name="T1">y</text:span> <text:span text:style-name="T1">p</text:span><text:span text:style-name="T2">z</text:span> – <text:span text:style-name="T1">z</text:span> <text:span text:style-name="T1">p</text:span><text:span text:style-name="T2">y</text:span></text:p>
            <text:p><text:span text:style-name="T1">L</text:span><text:span text:style-name="T2">y</text:span><text:span text:style-name="T1"> = z p</text:span><text:span text:style-name="T2">x</text:span><text:span text:style-name="T1"> – x p</text:span><text:span text:style-name="T2">z</text:span></text:p>
            <text:p><text:span text:style-name="T1">L</text:span><text:span text:style-name="T2">z</text:span><text:span text:style-name="T1"> = x p</text:span><text:span text:style-name="T2">y</text:span><text:span text:style-name="T1"> – y p</text:span><text:span text:style-name="T2">x</text:span></text:p>
            <text:p><text:span text:style-name="T1"/></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4">Wie berechnen sich die Komponenten des Drehimpulses mit dem total antisymmetrisierten Einheitstensor dritter Stufe </text:span><text:span text:style-name="T5">ε</text:span><text:span text:style-name="T6">ijk</text:span><text:span text:style-name="T7">?</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6.756cm" svg:height="1.829cm" svg:x="10.621cm" svg:y="9.585cm">
          <text:p/>
          <draw:object xlink:href="../Komponenten%20des%20klassischen%20Drehimpulses%20mit%20total%20antisymmetrisiertem%20Einheitstensor%20dritter%20Stufe.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layer="layout" svg:width="25.199cm" svg:height="3.506cm" svg:x="1.4cm" svg:y="0.837cm" presentation:class="title">
          <draw:text-box>
            <text:p>Was sind die wichtigsten Kommutatoren der Drehimpulskomponenten?</text:p>
          </draw:text-box>
        </draw:frame>
        <draw:frame presentation:style-name="pr6" draw:layer="layout" svg:width="25.199cm" svg:height="12.18cm" svg:x="1.4cm" svg:y="4.914cm" presentation:class="subtitle" presentation:placeholder="true">
          <draw:text-box/>
        </draw:frame>
        <draw:frame draw:style-name="gr2" draw:text-style-name="P2" draw:layer="layout" svg:width="14.875cm" svg:height="11.212cm" svg:x="6.562cm" svg:y="5.893cm">
          <text:p/>
          <draw:object xlink:href="../Wichtigste%20Poisson-Klammern%20der%20Drehimpulskomponent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Wie lautet der fundamentale Ort-Impuls-Kommutator?</text:p>
          </draw:text-box>
        </draw:frame>
        <draw:frame presentation:style-name="pr6" draw:layer="layout" svg:width="25.199cm" svg:height="12.18cm" svg:x="1.4cm" svg:y="4.914cm" presentation:class="subtitle" presentation:placeholder="true">
          <draw:text-box/>
        </draw:frame>
        <draw:frame draw:style-name="gr2" draw:text-style-name="P2" draw:layer="layout" svg:width="6.298cm" svg:height="1.274cm" svg:x="10.85cm" svg:y="9.862cm">
          <text:p/>
          <draw:object xlink:href="../fundamentaler%20Ort-Impuls-Kommutator.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layer="layout" svg:width="25.199cm" svg:height="3.506cm" svg:x="1.4cm" svg:y="0.837cm" presentation:class="title">
          <draw:text-box>
            <text:p>Was ist eine <text:span text:style-name="T1">Observable</text:span>?</text:p>
          </draw:text-box>
        </draw:frame>
        <draw:frame presentation:style-name="pr6" draw:layer="layout" svg:width="25.199cm" svg:height="12.18cm" svg:x="1.4cm" svg:y="4.914cm" presentation:class="subtitle">
          <draw:text-box>
            <text:p>Ein <text:span text:style-name="T1">hermitescher</text:span> Operator</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5" draw:layer="layout" svg:width="25.199cm" svg:height="3.506cm" svg:x="1.4cm" svg:y="0.837cm" presentation:class="title">
          <draw:text-box>
            <text:p>Weshalb ist der <text:span text:style-name="T1">Bahndrehimpuls</text:span> eine <text:span text:style-name="T8">Observable</text:span>?</text:p>
          </draw:text-box>
        </draw:frame>
        <draw:frame presentation:style-name="pr6" draw:layer="layout" svg:width="25.199cm" svg:height="12.18cm" svg:x="1.4cm" svg:y="4.914cm" presentation:class="subtitle">
          <draw:text-box>
            <text:p>Weil er hermitesch ist:</text:p>
            <text:p><text:span text:style-name="T3">L</text:span> = <text:span text:style-name="T3">L</text:span><text:span text:style-name="T9">†</text:span></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presentation:user-transformed="true">
          <draw:text-box>
            <text:p>Wie lauten die Leiter- bzw. Stufenoperatoren?</text:p>
          </draw:text-box>
        </draw:frame>
        <draw:frame presentation:style-name="pr2" draw:layer="layout" svg:width="25.199cm" svg:height="12.18cm" svg:x="1.4cm" svg:y="4.914cm" presentation:class="subtitle">
          <draw:text-box>
            <text:p><text:span text:style-name="T1">L</text:span><text:span text:style-name="T10">+</text:span> = <text:span text:style-name="T1">L</text:span><text:span text:style-name="T2">x</text:span> + i <text:span text:style-name="T1">L</text:span><text:span text:style-name="T2">y</text:span></text:p>
            <text:p><text:span text:style-name="T1">L</text:span><text:span text:style-name="T10">-</text:span> = <text:span text:style-name="T1">L</text:span><text:span text:style-name="T2">x</text:span> - i<text:span text:style-name="T1">L</text:span><text:span text:style-name="T2">y</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elche Unschärferelationen erfüllen die Bahndrehimpulskomponenenten?</text:p>
          </draw:text-box>
        </draw:frame>
        <draw:frame presentation:style-name="pr2" draw:layer="layout" svg:width="25.199cm" svg:height="12.18cm" svg:x="1.4cm" svg:y="4.914cm" presentation:class="subtitle" presentation:placeholder="true">
          <draw:text-box/>
        </draw:frame>
        <draw:frame draw:style-name="gr2" draw:text-style-name="P2" draw:layer="layout" svg:width="8.151cm" svg:height="7.293cm" svg:x="9.924cm" svg:y="6.853cm">
          <text:p/>
          <draw:object xlink:href="../verallgemeinerte%20Unschärferelationen%20der%20Bahndrehimpulskomponenten.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5" draw:layer="layout" svg:width="25.199cm" svg:height="3.506cm" svg:x="1.4cm" svg:y="0.837cm" presentation:class="title">
          <draw:text-box>
            <text:p>Wie lauten die wichtigsten Kommutatoren der Leiter- bzw. Stufenoperatoren <text:span text:style-name="T1">L</text:span><text:span text:style-name="T11">±</text:span><text:span text:style-name="T12">?</text:span></text:p>
          </draw:text-box>
        </draw:frame>
        <draw:frame presentation:style-name="pr6" draw:layer="layout" svg:width="25.199cm" svg:height="12.18cm" svg:x="1.4cm" svg:y="4.914cm" presentation:class="subtitle" presentation:placeholder="true">
          <draw:text-box/>
        </draw:frame>
        <draw:frame draw:style-name="gr2" draw:text-style-name="P2" draw:layer="layout" svg:width="6.917cm" svg:height="4.872cm" svg:x="10.541cm" svg:y="8.063cm">
          <text:p/>
          <draw:object xlink:href="../wichtigste%20Kommutatoren%20der%20Leiter-%20bzw.%20Stufenoperatoren.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5" draw:layer="layout" svg:width="25.199cm" svg:height="3.506cm" svg:x="1.4cm" svg:y="0.837cm" presentation:class="title">
          <draw:text-box>
            <text:p>Was gilt für die Beziehung der alten zu den neuen Koordinaten bei einer Drehung?</text:p>
          </draw:text-box>
        </draw:frame>
        <draw:frame presentation:style-name="pr6" draw:layer="layout" svg:width="25.199cm" svg:height="12.18cm" svg:x="1.4cm" svg:y="4.914cm" presentation:class="subtitle" presentation:placeholder="true" presentation:user-transformed="true">
          <draw:text-box/>
        </draw:frame>
        <draw:frame draw:style-name="gr2" draw:text-style-name="P2" draw:layer="layout" svg:width="18.326cm" svg:height="10.471cm" svg:x="4.836cm" svg:y="6.264cm">
          <text:p/>
          <draw:object xlink:href="../Verhalten%20der%20Koordinaten%20bei%20einer%20Drehung%20jeweils%20im%20ortsfesten%20und%20im%20mitgedrehten%20Koordinatensystem%202.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0">
        <draw:frame presentation:style-name="pr1" draw:layer="layout" svg:width="25.199cm" svg:height="3.506cm" svg:x="1.4cm" svg:y="0.837cm" presentation:class="title">
          <draw:text-box>
            <text:p>Wie ist die Drehmatrix <text:span text:style-name="T1">D</text:span><text:span text:style-name="T2">ij</text:span> definiert?</text:p>
          </draw:text-box>
        </draw:frame>
        <draw:frame presentation:style-name="pr2" draw:layer="layout" svg:width="25.199cm" svg:height="12.18cm" svg:x="1.4cm" svg:y="4.914cm" presentation:class="subtitle" presentation:placeholder="true">
          <draw:text-box/>
        </draw:frame>
        <draw:frame draw:style-name="gr2" draw:text-style-name="P2" draw:layer="layout" svg:width="23.24cm" svg:height="15cm" svg:x="2.502cm" svg:y="5.045cm">
          <text:p/>
          <draw:object xlink:href="../Rechtfertigung%20der%20Drehmatrix.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ie ist die Drehmatrix <text:span text:style-name="T1">D</text:span><text:span text:style-name="T2">ij</text:span> definiert?</text:p>
          </draw:text-box>
        </draw:frame>
        <draw:frame presentation:style-name="pr2" draw:layer="layout" svg:width="25.199cm" svg:height="12.18cm" svg:x="1.4cm" svg:y="4.914cm" presentation:class="subtitle">
          <draw:text-box>
            <text:p>Durch das Matrixprodukt der aus den neuen Basisvektoren gebildeten Matrix mal der transponierten (!) Matrix, welche von den alten Basisvektoren gebildet wurde.</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draw:frame presentation:style-name="pr1" draw:layer="layout" svg:width="25.199cm" svg:height="3.506cm" svg:x="1.4cm" svg:y="0.837cm" presentation:class="title" presentation:user-transformed="true">
          <draw:text-box>
            <text:p>Wie erhält man die Komponenten des (gedrehten) Ortsvektors im ursprünglichen System?</text:p>
          </draw:text-box>
        </draw:frame>
        <draw:frame presentation:style-name="pr2" draw:layer="layout" svg:width="25.199cm" svg:height="12.18cm" svg:x="1.4cm" svg:y="4.914cm" presentation:class="subtitle" presentation:user-transformed="true">
          <draw:text-box>
            <text:p>Durch die Summe über die skalaren Produkte jeder Komponente des ursprünglichen Ortsvektors mit dem entsprechenden Basisvektor des gedrehten Systems im alten System sowie des Skalarprodukts dessen mit einem Basisvektor des alten Systems. Die Wahl dieses Basisvektors des alten Systems bestimmt die (neue) Komponente des gedrehten Ortsvektors.</text:p>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presentation:user-transformed="true">
          <draw:text-box>
            <text:p>Wie erhält man die Komponenten des (gedrehten) Ortsvektors im ursprünglichen System?</text:p>
          </draw:text-box>
        </draw:frame>
        <draw:frame presentation:style-name="pr2" draw:layer="layout" svg:width="25.199cm" svg:height="13.43cm" svg:x="1.4cm" svg:y="5.29cm" presentation:class="subtitle" presentation:user-transformed="true">
          <draw:text-box>
            <text:p>Man erhält das <text:span text:style-name="T1">i</text:span>-te Element des gedrehten Ortsvektors durch Bildung des Skalarprodukts aus dem <text:span text:style-name="T1">i</text:span>-ten Einheitsvektor des ortsfesten Systems mit dem <text:span text:style-name="T1">j</text:span>-ten Einheitsvektor des gedrehten Systems im ursprünglichen System. Dies wird mit der <text:span text:style-name="T1">j</text:span>-ten Komponente des Ortsvektors multipliziert und über alle <text:span text:style-name="T1">j</text:span> aufsummiert.</text:p>
            <text:p/>
            <text:p>Oder einfacher (Summe ist im Matrixprodukt enthalten):</text:p>
            <text:p>Man bildet das Matrixprodukt der <text:span text:style-name="T1">transponierten</text:span> Matrix der Einheitsvektoren des gedrehten Systems im ursprünglichen System mit dem Ortsvektor im ursprünglichen System und bildet das Skalarprodukt aus dem resultierenden Vektor mit dem <text:span text:style-name="T1">i</text:span>-ten Einheitsvektors des ursprünglichen Systems. Das Ergebnis ist die <text:span text:style-name="T1">i</text:span>-te Komponente des gedrehten Ortsvektors.</text:p>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5" draw:layer="layout" svg:width="25.199cm" svg:height="3.506cm" svg:x="1.4cm" svg:y="0.837cm" presentation:class="title">
          <draw:text-box>
            <text:p>Was gilt für die Basisvektoren des mitgedrehten Systems im ursprünglichen System?</text:p>
          </draw:text-box>
        </draw:frame>
        <draw:frame presentation:style-name="pr6" draw:layer="layout" svg:width="25.199cm" svg:height="12.18cm" svg:x="1.4cm" svg:y="4.914cm" presentation:class="subtitle" presentation:user-transformed="true">
          <draw:text-box>
            <text:p>Man erhält den jeweiligen Basisvektor <text:s text:c="3"/>des mitgedrehten Systems <text:s text:c="3"/>durch die Summe über die skalaren Produkte der jeweiligen Komponente des Ortsvektors im alten System mit den Basisvektoren des alten Systems.</text:p>
          </draw:text-box>
        </draw:frame>
        <draw:frame draw:style-name="gr2" draw:text-style-name="P2" draw:layer="layout" svg:width="0.834cm" svg:height="1.384cm" svg:x="15.314cm" svg:y="8.841cm">
          <text:p/>
          <draw:object xlink:href="../bar%20bold%20e_i.odf" xlink:type="simple" xlink:show="embed" xlink:actuate="onLoad"/>
          <draw:image xlink:href="./ObjectReplacements/Object 8" xlink:type="simple" xlink:show="embed" xlink:actuate="onLoad"/>
        </draw:frame>
        <draw:frame draw:style-name="gr2" draw:text-style-name="P2" draw:layer="layout" svg:width="0.919cm" svg:height="0.745cm" svg:x="25.206cm" svg:y="9.093cm">
          <text:p/>
          <draw:object xlink:href="../bar%20iSIGMA.odf" xlink:type="simple" xlink:show="embed" xlink:actuate="onLoad"/>
          <draw:image xlink:href="./ObjectReplacements/Object 9" xlink:type="simple" xlink:show="embed" xlink:actuate="onLoad"/>
        </draw:frame>
        <draw:frame draw:style-name="gr2" draw:text-style-name="P2" draw:layer="layout" svg:width="5.249cm" svg:height="2.971cm" svg:x="11.375cm" svg:y="13.014cm">
          <text:p/>
          <draw:object xlink:href="../Basisvektoren%20des%20gedrehten%20System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5" draw:text-style-name="P3" draw:layer="layout" svg:width="25.199cm" svg:height="3.506cm" svg:x="1.4cm" svg:y="0.837cm" presentation:class="title" presentation:user-transformed="true">
          <draw:text-box>
            <text:p><text:span text:style-name="T13">Welche Bedingung muß die Drehmatrix erfüllen damit das gedrehte System ein Rechtssystem darstellt?</text:span></text:p>
          </draw:text-box>
        </draw:frame>
        <draw:frame presentation:style-name="pr6" draw:layer="layout" svg:width="25.199cm" svg:height="12.18cm" svg:x="1.4cm" svg:y="4.914cm" presentation:class="subtitle">
          <draw:text-box>
            <text:p>Die Determinante der Drehmatrix muß 1 sein</text:p>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as gilt für das Inverse der Drehmatrix <text:span text:style-name="T1">D</text:span><text:span text:style-name="T14">-1</text:span>?</text:p>
          </draw:text-box>
        </draw:frame>
        <draw:frame presentation:style-name="pr2" draw:layer="layout" svg:width="25.199cm" svg:height="12.18cm" svg:x="1.4cm" svg:y="4.914cm" presentation:class="subtitle" presentation:user-transformed="true">
          <draw:text-box>
            <text:p>Sie entspricht der transponierten Matrix <text:span text:style-name="T1">D</text:span><text:span text:style-name="T14">T</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3" draw:layer="layout" svg:width="25.199cm" svg:height="3.506cm" svg:x="1.4cm" svg:y="0.836cm" presentation:class="title" presentation:user-transformed="true">
          <draw:text-box>
            <text:p><text:span text:style-name="T13">Welche Bedingung muß der Drehimpulsoperator erfüllen, damit sich die Norm des Zustands nicht ändert?</text:span></text:p>
          </draw:text-box>
        </draw:frame>
        <draw:frame presentation:style-name="pr2" draw:layer="layout" svg:width="25.199cm" svg:height="12.18cm" svg:x="1.4cm" svg:y="4.914cm" presentation:class="subtitle">
          <draw:text-box>
            <text:p>Er muß unitär sein:</text:p>
          </draw:text-box>
        </draw:frame>
        <draw:frame draw:style-name="gr2" draw:text-style-name="P2" draw:layer="layout" svg:width="10.699cm" svg:height="1.274cm" svg:x="8.65cm" svg:y="11.862cm">
          <text:p/>
          <draw:object xlink:href="../Unitärer%20Operator.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layer="layout" svg:width="25.199cm" svg:height="3.506cm" svg:x="1.4cm" svg:y="0.837cm" presentation:class="title">
          <draw:text-box>
            <text:p>Was stellt man sich unter einer Drehung der Observablen vor?</text:p>
          </draw:text-box>
        </draw:frame>
        <draw:frame presentation:style-name="pr6" draw:layer="layout" svg:width="25.199cm" svg:height="12.18cm" svg:x="1.4cm" svg:y="4.914cm" presentation:class="subtitle">
          <draw:text-box>
            <text:p>Eine Drehung der zugeordneten Messapparatur, so, dass die Messung der gedrehten Observablen <text:s text:c="4"/>im gedrehten Zustand <text:s text:c="5"/>dieselben Resultate liefert wie die Messung von <text:span text:style-name="T1">A</text:span> im Zustand <text:s text:c="6"/>.</text:p>
          </draw:text-box>
        </draw:frame>
        <draw:frame draw:style-name="gr2" draw:text-style-name="P2" draw:layer="layout" svg:width="0.774cm" svg:height="1.143cm" svg:x="12.246cm" svg:y="10.4cm">
          <text:p/>
          <draw:object xlink:href="../bar%20A.odf" xlink:type="simple" xlink:show="embed" xlink:actuate="onLoad"/>
          <draw:image xlink:href="./ObjectReplacements/Object 12" xlink:type="simple" xlink:show="embed" xlink:actuate="onLoad"/>
        </draw:frame>
        <draw:frame draw:style-name="gr2" draw:text-style-name="P2" draw:layer="layout" svg:width="1.4cm" svg:height="0.776cm" svg:x="20.599cm" svg:y="10.611cm">
          <text:p/>
          <draw:object xlink:href="../bar%20zustand%20phi.odf" xlink:type="simple" xlink:show="embed" xlink:actuate="onLoad"/>
          <draw:image xlink:href="./ObjectReplacements/Object 13" xlink:type="simple" xlink:show="embed" xlink:actuate="onLoad"/>
        </draw:frame>
        <draw:frame draw:style-name="gr2" draw:text-style-name="P2" draw:layer="layout" svg:width="1.384cm" svg:height="0.67cm" svg:x="21.907cm" svg:y="11.764cm">
          <text:p/>
          <draw:object xlink:href="../zustand%20phi.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5" draw:layer="layout" svg:width="25.199cm" svg:height="3.506cm" svg:x="1.4cm" svg:y="0.837cm" presentation:class="title">
          <draw:text-box>
            <text:p>Wie findet eine Drehung von Observablen statt?</text:p>
          </draw:text-box>
        </draw:frame>
        <draw:frame presentation:style-name="pr6" draw:layer="layout" svg:width="25.199cm" svg:height="12.18cm" svg:x="1.4cm" svg:y="4.914cm" presentation:class="subtitle">
          <draw:text-box>
            <text:p>Durch eine unitäre Transformation:</text:p>
          </draw:text-box>
        </draw:frame>
        <draw:frame draw:style-name="gr2" draw:text-style-name="P2" draw:layer="layout" svg:width="13.895cm" svg:height="1.3cm" svg:x="7.052cm" svg:y="12.849cm">
          <text:p/>
          <draw:object xlink:href="../Unitäre%20Transformation.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Für was ist der Bahndrehimpuls Erzeugende?</text:p>
          </draw:text-box>
        </draw:frame>
        <draw:frame presentation:style-name="pr2" draw:layer="layout" svg:width="25.199cm" svg:height="12.18cm" svg:x="1.4cm" svg:y="4.914cm" presentation:class="subtitle">
          <draw:text-box>
            <text:p>Für infinitesimale Drehungen</text:p>
          </draw:text-box>
        </draw:frame>
        <draw:frame draw:style-name="gr2" draw:text-style-name="P2" draw:layer="layout" svg:width="10.776cm" svg:height="2.149cm" svg:x="8.611cm" svg:y="12.425cm">
          <text:p/>
          <draw:object xlink:href="../Bahndrehimpuls%20als%20Erzeugende%20infinitesimaler%20Drehungen.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4" draw:layer="layout" svg:width="25.199cm" svg:height="3.506cm" svg:x="1.4cm" svg:y="0.833cm" presentation:class="title" presentation:user-transformed="true">
          <draw:text-box>
            <text:p text:style-name="P4"><text:span text:style-name="T15">Wie lautet der allgemeine, darstellungsunabhängige Zusammenhang zwischen Drehoperator <text:s text:c="11"/>und Bahndrehimpulskomponente (</text:span><text:span text:style-name="T16">n</text:span><text:span text:style-name="T15"> </text:span><text:span text:style-name="T17">· </text:span><text:span text:style-name="T18">L</text:span><text:span text:style-name="T17">)</text:span><text:span text:style-name="T15">?</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0.619cm" svg:height="2.237cm" svg:x="8.69cm" svg:y="9.381cm">
          <text:p/>
          <draw:object xlink:href="../Zusammenhang%20zwischen%20Drehoperator%20und%20Bahndrehimpulskomponente.odf" xlink:type="simple" xlink:show="embed" xlink:actuate="onLoad"/>
          <draw:image xlink:href="./ObjectReplacements/Object 17" xlink:type="simple" xlink:show="embed" xlink:actuate="onLoad"/>
        </draw:frame>
        <draw:frame draw:style-name="gr2" draw:text-style-name="P2" draw:layer="layout" svg:width="2.69cm" svg:height="1.47cm" svg:x="19.416cm" svg:y="1.896cm">
          <text:p/>
          <draw:object xlink:href="../Drehoperator.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5" draw:layer="layout" svg:width="25.199cm" svg:height="3.506cm" svg:x="1.4cm" svg:y="0.837cm" presentation:class="title">
          <draw:text-box>
            <text:p>Wie kommt die Exponentialfunktion in den Drehimpulsoperator?</text:p>
          </draw:text-box>
        </draw:frame>
        <draw:frame presentation:style-name="pr6" draw:layer="layout" svg:width="25.199cm" svg:height="12.18cm" svg:x="1.4cm" svg:y="4.914cm" presentation:class="subtitle">
          <draw:text-box>
            <text:p>Von</text:p>
            <text:p/>
            <text:p/>
            <text:p>kommt man über folgende Zuordnung</text:p>
            <text:p/>
            <text:p/>
            <text:p/>
            <text:p/>
            <text:p/>
            <text:p>zu einem Vergleich mit der wie folgt definierten Exponentialfunktion:</text:p>
          </draw:text-box>
        </draw:frame>
        <draw:frame draw:style-name="gr2" draw:text-style-name="P2" draw:layer="layout" svg:width="10.776cm" svg:height="2.149cm" svg:x="8.611cm" svg:y="6.725cm">
          <text:p/>
          <draw:object xlink:href="../Bahndrehimpuls%20als%20Erzeugende%20infinitesimaler%20Drehungen.odf" xlink:type="simple" xlink:show="embed" xlink:actuate="onLoad"/>
          <draw:image xlink:href="./ObjectReplacements/Object 19" xlink:type="simple" xlink:show="embed" xlink:actuate="onLoad"/>
        </draw:frame>
        <draw:frame draw:style-name="gr2" draw:text-style-name="P2" draw:layer="layout" svg:width="16.963cm" svg:height="4.664cm" svg:x="5.518cm" svg:y="10.167cm">
          <text:p/>
          <draw:object xlink:href="../Übergang%20zum%20Drehoperator.odf" xlink:type="simple" xlink:show="embed" xlink:actuate="onLoad"/>
          <draw:image xlink:href="./ObjectReplacements/Object 20" xlink:type="simple" xlink:show="embed" xlink:actuate="onLoad"/>
        </draw:frame>
        <draw:frame draw:style-name="gr2" draw:text-style-name="P2" draw:layer="layout" svg:width="7.363cm" svg:height="2.701cm" svg:x="10.318cm" svg:y="16.749cm">
          <text:p/>
          <draw:object xlink:href="../Exponentialfunktion.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draw:text-box>
              <text:p>Aber wie kommt man zu dem Exponenten <text:span text:style-name="T1">m</text:span> bei dem Übergang zum Limes?</text:p>
            </draw:text-box>
          </draw:frame>
        </presentation:notes>
      </draw:page>
      <draw:page draw:name="page28" draw:style-name="dp1" draw:master-page-name="Default" presentation:presentation-page-layout-name="AL1T0">
        <draw:frame presentation:style-name="pr5" draw:layer="layout" svg:width="25.199cm" svg:height="3.506cm" svg:x="1.4cm" svg:y="0.837cm" presentation:class="title">
          <draw:text-box>
            <text:p>Wie errechnet sich ein gedrehter Vektor (im dreidimensionalen Fall im euklidischen Raum)?</text:p>
          </draw:text-box>
        </draw:frame>
        <draw:frame presentation:style-name="pr6" draw:layer="layout" svg:width="25.199cm" svg:height="12.18cm" svg:x="1.4cm" svg:y="4.914cm" presentation:class="subtitle" presentation:placeholder="true" presentation:user-transformed="true">
          <draw:text-box/>
        </draw:frame>
        <draw:frame draw:style-name="gr2" draw:text-style-name="P2" draw:layer="layout" svg:width="6.767cm" svg:height="1.143cm" svg:x="10.616cm" svg:y="9.928cm">
          <text:p/>
          <draw:object xlink:href="../Berechnung%20des%20gedrehten%20Vektors.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ie sieht ein beliebiger Vektoroperator aus?</text:p>
          </draw:text-box>
        </draw:frame>
        <draw:frame presentation:style-name="pr2" draw:layer="layout" svg:width="25.199cm" svg:height="12.18cm" svg:x="1.4cm" svg:y="4.914cm" presentation:class="subtitle" presentation:placeholder="true">
          <draw:text-box/>
        </draw:frame>
        <draw:frame draw:style-name="gr2" draw:text-style-name="P2" draw:layer="layout" svg:width="9.609cm" svg:height="2.971cm" svg:x="9.195cm" svg:y="9.014cm">
          <text:p/>
          <draw:object xlink:href="../beliebiger%20Vektoroperator.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 text:style-name="P1"><text:span text:style-name="T4">Wie lassen sich die transformierten Komponenten des beliebigen (dreidimensionalen) Vektoroperators berechnen?</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9.288cm" svg:height="1.384cm" svg:x="4.355cm" svg:y="9.807cm">
          <text:p/>
          <draw:object xlink:href="../transformierten%20Komponenten%20des%20beliebigen%20(dreidimensionalen)%20Vektoroperators.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9-03T19:46:05.799000000</dc:date>
    <meta:document-statistic meta:object-count="189"/>
  </office:meta>
</office:document-meta>
</file>